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FontAwesome1" svg:font-family="FontAwesome"/>
    <style:font-face style:name="微软雅黑1" svg:font-family="微软雅黑"/>
    <style:font-face style:name="Arial1" svg:font-family="Arial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微软雅黑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e6e4e8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c5000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svg:stroke-color="#000000" draw:fill="none" draw:textarea-vertical-align="top" draw:auto-grow-height="false" draw:fit-to-size="false" fo:min-height="1.328cm" fo:min-width="10.408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svg:stroke-width="0cm" svg:stroke-color="#c5000b" draw:fill="none" draw:fill-color="#dd4814" draw:textarea-vertical-align="top" draw:auto-grow-height="false" draw:fit-to-size="false" fo:min-height="1.327cm" fo:min-width="11.03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svg:stroke-color="#000000" draw:fill="none" draw:textarea-vertical-align="top" draw:auto-grow-height="false" draw:fit-to-size="false" fo:min-height="1.329cm" fo:min-width="9.778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dash" draw:stroke-dash="Dashed_20__28_var_29__20_12" svg:stroke-width="0.07cm" svg:stroke-color="#000000" draw:marker-start-width="0cm" draw:marker-end-width="0cm" draw:stroke-linejoin="round" draw:fill="solid" draw:fill-color="#ffffff" draw:textarea-vertical-align="middle" draw:auto-grow-height="false" draw:fit-to-size="false" fo:min-height="1.612cm" fo:min-width="3.379cm" fo:padding-top="0.054cm" fo:padding-bottom="0.054cm" fo:padding-left="0.179cm" fo:padding-right="0.179cm" fo:wrap-option="wrap"/>
    </style:style>
    <style:style style:name="gr7" style:family="graphic" style:parent-style-name="standard" style:list-style-name="L5">
      <style:graphic-properties draw:stroke="solid" svg:stroke-width="0.071cm" svg:stroke-color="#000000" draw:stroke-linejoin="round" draw:fill="solid" draw:fill-color="#ffffff" draw:textarea-vertical-align="middle" draw:auto-grow-height="false" draw:fit-to-size="false" fo:min-height="1.468cm" fo:min-width="3.241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solid" svg:stroke-width="0.071cm" svg:stroke-color="#c5000b" draw:stroke-linejoin="round" draw:fill="solid" draw:fill-color="#ffffff" draw:textarea-vertical-align="middle" draw:auto-grow-height="false" draw:fit-to-size="false" fo:min-height="1.468cm" fo:min-width="3.239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dash" draw:stroke-dash="Dashed_20__28_var_29__20_12" svg:stroke-width="0.07cm" svg:stroke-color="#c5000b" draw:marker-start-width="0cm" draw:marker-end-width="0cm" draw:stroke-linejoin="round" draw:fill="solid" draw:fill-color="#ffffff" draw:textarea-vertical-align="middle" draw:auto-grow-height="false" draw:fit-to-size="false" fo:min-height="1.482cm" fo:min-width="3.38cm" fo:padding-top="0.054cm" fo:padding-bottom="0.054cm" fo:padding-left="0.179cm" fo:padding-right="0.179cm" fo:wrap-option="wrap"/>
    </style:style>
    <style:style style:name="gr10" style:family="graphic" style:parent-style-name="standard" style:list-style-name="L5">
      <style:graphic-properties draw:stroke="solid" svg:stroke-width="0.071cm" svg:stroke-color="#000000" draw:stroke-linejoin="round" draw:fill="solid" draw:fill-color="#ffffff" draw:textarea-vertical-align="middle" draw:auto-grow-height="false" draw:fit-to-size="false" fo:min-height="1.414cm" fo:min-width="5.515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dash" draw:stroke-dash="Dashed_20__28_var_29__20_12" svg:stroke-width="0.07cm" svg:stroke-color="#000000" draw:marker-start-width="0cm" draw:marker-end-width="0cm" draw:stroke-linejoin="round" draw:fill="solid" draw:fill-color="#ffffff" draw:textarea-vertical-align="middle" draw:auto-grow-height="false" draw:fit-to-size="false" fo:min-height="1.555cm" fo:min-width="5.658cm" fo:padding-top="0.054cm" fo:padding-bottom="0.054cm" fo:padding-left="0.179cm" fo:padding-right="0.179cm" fo:wrap-option="wrap"/>
    </style:style>
    <style:style style:name="gr12" style:family="graphic" style:parent-style-name="standard" style:list-style-name="L5">
      <style:graphic-properties draw:stroke="solid" svg:stroke-width="0.071cm" svg:stroke-color="#c5000b" draw:stroke-linejoin="round" draw:fill="solid" draw:fill-color="#ffffff" draw:textarea-vertical-align="middle" draw:auto-grow-height="false" draw:fit-to-size="false" fo:min-height="1.468cm" fo:min-width="3.238cm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dash" draw:stroke-dash="Dashed_20__28_var_29__20_12" svg:stroke-width="0.07cm" svg:stroke-color="#c5000b" draw:marker-start-width="0cm" draw:marker-end-width="0cm" draw:stroke-linejoin="round" draw:fill="solid" draw:fill-color="#ffffff" draw:textarea-vertical-align="middle" draw:auto-grow-height="false" draw:fit-to-size="false" fo:min-height="1.613cm" fo:min-width="3.381cm" fo:padding-top="0.054cm" fo:padding-bottom="0.054cm" fo:padding-left="0.179cm" fo:padding-right="0.179cm" fo:wrap-option="wrap"/>
    </style:style>
    <style:style style:name="gr14" style:family="graphic" style:parent-style-name="standard" style:list-style-name="L5">
      <style:graphic-properties draw:stroke="solid" svg:stroke-width="0.071cm" svg:stroke-color="#000000" draw:stroke-linejoin="round" draw:fill="solid" draw:fill-color="#ffffff" draw:textarea-vertical-align="middle" draw:auto-grow-height="false" draw:fit-to-size="false" fo:min-height="1.606cm" fo:min-width="32.443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solid" svg:stroke-width="0.071cm" svg:stroke-color="#c5000b" draw:stroke-linejoin="round" draw:fill="solid" draw:fill-color="#ffffff" draw:textarea-vertical-align="middle" draw:auto-grow-height="false" draw:fit-to-size="false" fo:min-height="1.836cm" fo:min-width="17.089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741cm" fo:min-width="1.004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0.693cm" fo:min-width="3.16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742cm" fo:min-width="1.001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74cm" fo:min-width="1.006cm" fo:padding-top="0.125cm" fo:padding-bottom="0.125cm" fo:padding-left="0.25cm" fo:padding-right="0.25cm" fo:wrap-option="wrap"/>
    </style:style>
    <style:style style:name="gr20" style:family="graphic" style:parent-style-name="objectwithoutfill">
      <style:graphic-properties draw:stroke="dash" draw:stroke-dash="Line_20_Style_20_2" svg:stroke-color="#000000" draw:fill="none" draw:textarea-vertical-align="middle"/>
    </style:style>
    <style:style style:name="gr21" style:family="graphic" style:parent-style-name="objectwithoutfill">
      <style:graphic-properties draw:stroke="dash" draw:stroke-dash="Line_20_Style_20_2" svg:stroke-color="#c5000b" draw:fill="none" draw:textarea-vertical-align="middle"/>
    </style:style>
    <style:style style:name="gr22" style:family="graphic" style:parent-style-name="standard" style:list-style-name="L2">
      <style:graphic-properties draw:stroke="none" svg:stroke-width="0cm" svg:stroke-color="#000000" draw:fill="none" draw:textarea-vertical-align="top" draw:auto-grow-height="false" draw:fit-to-size="false" fo:min-height="1.376cm" fo:min-width="11.09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svg:stroke-color="#c5000b" draw:fill="none" draw:fill-color="#3399ff" draw:textarea-vertical-align="top" draw:auto-grow-height="false" draw:fit-to-size="false" fo:min-height="1.376cm" fo:min-width="10.88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svg:stroke-color="#000000" draw:fill="none" draw:textarea-vertical-align="top" draw:auto-grow-height="false" draw:fit-to-size="false" fo:min-height="1.376cm" fo:min-width="11.722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dash" draw:stroke-dash="Dashed_20__28_var_29__20_12" svg:stroke-width="0.07cm" svg:stroke-color="#000000" draw:marker-start-width="0cm" draw:marker-end-width="0cm" draw:stroke-linejoin="round" draw:fill="none" draw:fill-color="#ffffff" draw:textarea-vertical-align="middle" draw:auto-grow-height="false" draw:fit-to-size="false" fo:min-height="1.663cm" fo:min-width="2.688cm" fo:padding-top="0.054cm" fo:padding-bottom="0.054cm" fo:padding-left="0.179cm" fo:padding-right="0.179cm" fo:wrap-option="wrap"/>
    </style:style>
    <style:style style:name="gr26" style:family="graphic" style:parent-style-name="standard" style:list-style-name="L5">
      <style:graphic-properties draw:stroke="solid" svg:stroke-width="0.071cm" svg:stroke-color="#000000" draw:stroke-linejoin="round" draw:fill="none" draw:fill-color="#ffffff" draw:textarea-vertical-align="middle" draw:auto-grow-height="false" draw:fit-to-size="false" fo:min-height="1.52cm" fo:min-width="2.548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solid" svg:stroke-width="0.071cm" svg:stroke-color="#c5000b" draw:stroke-linejoin="round" draw:fill="none" draw:fill-color="#ffffff" draw:textarea-vertical-align="middle" draw:auto-grow-height="false" draw:fit-to-size="false" fo:min-height="1.52cm" fo:min-width="2.547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dash" draw:stroke-dash="Dashed_20__28_var_29__20_12" svg:stroke-width="0.07cm" svg:stroke-color="#c5000b" draw:marker-start-width="0cm" draw:marker-end-width="0cm" draw:stroke-linejoin="round" draw:fill="none" draw:fill-color="#ffffff" draw:textarea-vertical-align="middle" draw:auto-grow-height="false" draw:fit-to-size="false" fo:min-height="1.529cm" fo:min-width="2.689cm" fo:padding-top="0.054cm" fo:padding-bottom="0.054cm" fo:padding-left="0.179cm" fo:padding-right="0.179cm" fo:wrap-option="wrap"/>
    </style:style>
    <style:style style:name="gr29" style:family="graphic" style:parent-style-name="standard" style:list-style-name="L5">
      <style:graphic-properties draw:stroke="solid" svg:stroke-width="0.071cm" svg:stroke-color="#000000" draw:stroke-linejoin="round" draw:fill="none" draw:fill-color="#ffffff" draw:textarea-vertical-align="middle" draw:auto-grow-height="false" draw:fit-to-size="false" fo:min-height="1.461cm" fo:min-width="4.402cm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dash" draw:stroke-dash="Dashed_20__28_var_29__20_12" svg:stroke-width="0.07cm" svg:stroke-color="#000000" draw:marker-start-width="0cm" draw:marker-end-width="0cm" draw:stroke-linejoin="round" draw:fill="none" draw:fill-color="#ffffff" draw:textarea-vertical-align="middle" draw:auto-grow-height="false" draw:fit-to-size="false" fo:min-height="1.604cm" fo:min-width="4.544cm" fo:padding-top="0.054cm" fo:padding-bottom="0.054cm" fo:padding-left="0.179cm" fo:padding-right="0.179cm" fo:wrap-option="wrap"/>
    </style:style>
    <style:style style:name="gr31" style:family="graphic" style:parent-style-name="standard" style:list-style-name="L5">
      <style:graphic-properties draw:stroke="solid" svg:stroke-width="0.071cm" svg:stroke-color="#c5000b" draw:stroke-linejoin="round" draw:fill="none" draw:fill-color="#ffffff" draw:textarea-vertical-align="middle" draw:auto-grow-height="false" draw:fit-to-size="false" fo:min-height="1.521cm" fo:min-width="2.547cm" fo:padding-top="0.125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dash" draw:stroke-dash="Dashed_20__28_var_29__20_12" svg:stroke-width="0.07cm" svg:stroke-color="#c5000b" draw:marker-start-width="0cm" draw:marker-end-width="0cm" draw:stroke-linejoin="round" draw:fill="none" draw:fill-color="#ffffff" draw:textarea-vertical-align="middle" draw:auto-grow-height="false" draw:fit-to-size="false" fo:min-height="1.662cm" fo:min-width="2.688cm" fo:padding-top="0.054cm" fo:padding-bottom="0.054cm" fo:padding-left="0.179cm" fo:padding-right="0.179cm" fo:wrap-option="wrap"/>
    </style:style>
    <style:style style:name="gr33" style:family="graphic" style:parent-style-name="standard" style:list-style-name="L5">
      <style:graphic-properties draw:stroke="solid" svg:stroke-width="0.071cm" svg:stroke-color="#000000" draw:stroke-linejoin="round" draw:fill="none" draw:fill-color="#ffffff" draw:textarea-vertical-align="middle" draw:auto-grow-height="false" draw:fit-to-size="false" fo:min-height="1.658cm" fo:min-width="33.294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solid" svg:stroke-width="0.071cm" svg:stroke-color="#c5000b" draw:stroke-linejoin="round" draw:fill="none" draw:fill-color="#ffffff" draw:textarea-vertical-align="middle" draw:auto-grow-height="false" draw:fit-to-size="false" fo:min-height="1.896cm" fo:min-width="20.783cm" fo:padding-top="0.125cm" fo:padding-bottom="0.125cm" fo:padding-left="0.25cm" fo:padding-right="0.25cm" fo:wrap-option="wrap"/>
    </style:style>
    <style:style style:name="gr35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835cm" fo:min-width="0.725cm" fo:padding-top="0.125cm" fo:padding-bottom="0.125cm" fo:padding-left="0.25cm" fo:padding-right="0.25cm" fo:wrap-option="wrap"/>
    </style:style>
    <style:style style:name="gr36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0.723cm" fo:min-width="2.46cm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836cm" fo:min-width="0.725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834cm" fo:min-width="0.725cm" fo:padding-top="0.125cm" fo:padding-bottom="0.125cm" fo:padding-left="0.25cm" fo:padding-right="0.25cm" fo:wrap-option="wrap"/>
    </style:style>
    <style:style style:name="gr3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0" style:family="graphic" style:parent-style-name="objectwithoutfill">
      <style:graphic-properties draw:stroke="dash" draw:stroke-dash="Fine_20_Dashed" svg:stroke-color="#c5000b" draw:fill="none" draw:textarea-vertical-align="middle"/>
    </style:style>
    <style:style style:name="gr41" style:family="graphic" style:parent-style-name="standard" style:list-style-name="L5">
      <style:graphic-properties draw:stroke="solid" svg:stroke-width="0.071cm" svg:stroke-color="#000000" draw:stroke-linejoin="round" draw:fill="none" draw:fill-color="#ffffff" draw:textarea-vertical-align="middle" draw:auto-grow-height="false" draw:fit-to-size="false" fo:min-height="1.462cm" fo:min-width="4.403cm" fo:padding-top="0.125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dash" draw:stroke-dash="Dashed_20__28_var_29__20_12" svg:stroke-width="0.07cm" svg:stroke-color="#000000" draw:marker-start-width="0cm" draw:marker-end-width="0cm" draw:stroke-linejoin="round" draw:fill="none" draw:fill-color="#ffffff" draw:textarea-vertical-align="middle" draw:auto-grow-height="false" draw:fit-to-size="false" fo:min-height="1.602cm" fo:min-width="4.544cm" fo:padding-top="0.054cm" fo:padding-bottom="0.054cm" fo:padding-left="0.179cm" fo:padding-right="0.179cm" fo:wrap-option="wrap"/>
    </style:style>
    <style:style style:name="gr43" style:family="graphic" style:parent-style-name="standard" style:list-style-name="L6">
      <style:graphic-properties draw:stroke="solid" svg:stroke-width="0.026cm" svg:stroke-color="#000000" draw:stroke-linejoin="round" draw:fill="none" draw:textarea-vertical-align="middle" draw:auto-grow-height="false" draw:fit-to-size="false" fo:min-height="1.836cm" fo:min-width="0.725cm" fo:padding-top="0.125cm" fo:padding-bottom="0.125cm" fo:padding-left="0.25cm" fo:padding-right="0.25cm" fo:wrap-option="wrap"/>
    </style:style>
    <style:style style:name="gr44" style:family="graphic">
      <style:graphic-properties style:protect="size"/>
    </style:style>
    <style:style style:name="gr45" style:family="graphic" style:parent-style-name="objectwithoutfill">
      <style:graphic-properties draw:fill="none" draw:textarea-vertical-align="middle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3.703cm" fo:min-width="0.4cm"/>
    </style:style>
    <style:style style:name="gr47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3.703cm" fo:min-width="1.749cm"/>
    </style:style>
    <style:style style:name="gr48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3.703cm" fo:min-width="1.748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3.703cm" fo:min-width="0.399cm"/>
    </style:style>
    <style:style style:name="gr50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3.703cm" fo:min-width="3.097cm"/>
    </style:style>
    <style:style style:name="gr51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3.703cm" fo:min-width="0cm"/>
    </style:style>
    <style:style style:name="gr5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1.332cm" fo:min-width="0.398cm"/>
    </style:style>
    <style:style style:name="gr54" style:family="graphic" style:parent-style-name="standard">
      <style:graphic-properties svg:stroke-color="#ffffff" draw:fill-color="#ffffff" fo:min-height="2.378cm"/>
    </style:style>
    <style:style style:name="gr55" style:family="graphic" style:parent-style-name="standard">
      <style:graphic-properties draw:stroke="dash" draw:stroke-dash="Line_20_Style_20_2" svg:stroke-color="#000000" draw:fill-color="#ffffff" draw:textarea-horizontal-align="justify" draw:textarea-vertical-align="middle" draw:auto-grow-height="false" fo:min-height="1.332cm" fo:min-width="0.399cm"/>
    </style:style>
    <style:style style:name="gr56" style:family="graphic" style:parent-style-name="standard">
      <style:graphic-properties draw:stroke="none" draw:fill="none" fo:min-height="2.378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无填充且无边框的对象">
      <style:graphic-properties draw:textarea-vertical-align="middle" draw:ole-draw-aspect="1" style:protect="size"/>
    </style:style>
    <style:style style:name="pr1" style:family="presentation" style:parent-style-name="默认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color="#c5000b" fo:font-size="18pt"/>
    </style:style>
    <style:style style:name="P2" style:family="paragraph">
      <loext:graphic-properties draw:fill="none"/>
      <style:paragraph-properties fo:text-align="start"/>
      <style:text-properties fo:color="#000000"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.09999990463257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7.09999990463257pt" fo:hyphenate="false"/>
    </style:style>
    <style:style style:name="P5" style:family="paragraph">
      <loext:graphic-properties draw:fill="none" draw:fill-color="#dd481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c5000b" fo:font-size="7.09999990463257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.5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2.5pt" style:font-size-asian="32pt" style:font-size-complex="32pt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09999990463257pt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7.09999990463257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5000b" fo:font-size="7.09999990463257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7.09999990463257pt" fo:hyphenate="false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loext:graphic-properties draw:fill="none"/>
      <style:paragraph-properties fo:text-align="center"/>
      <style:text-properties fo:color="#c5000b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3.5pt" fo:hyphenate="false"/>
    </style:style>
    <style:style style:name="P17" style:family="paragraph">
      <loext:graphic-properties draw:fill="none" draw:fill-color="#3399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c5000b" fo:font-size="13.5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4pt" style:font-size-asian="32pt" style:font-size-complex="32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.5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5000b" fo:font-size="13.5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3.5pt" fo:hyphenate="false"/>
    </style:style>
    <style:style style:name="P24" style:family="paragraph">
      <loext:graphic-properties draw:fill-color="#ffffff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fo:font-size="26pt" style:font-size-asian="15pt" style:font-size-complex="18pt"/>
    </style:style>
    <style:style style:name="P29" style:family="paragraph">
      <loext:graphic-properties draw:fill="none"/>
      <style:text-properties fo:font-size="26pt" style:font-size-asian="15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" style:family="text">
      <style:text-properties fo:font-variant="normal" fo:text-transform="none" fo:color="#c5000b" style:text-line-through-style="none" style:text-line-through-type="none" style:text-position="0% 100%" style:font-name="Arial2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" style:family="text">
      <style:text-properties fo:font-variant="normal" fo:text-transform="none" fo:color="#c5000b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size="26pt" style:font-size-asian="15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57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line draw:name="Line 4" draw:style-name="gr1" draw:text-style-name="P1" draw:layer="layout" svg:x1="15.497cm" svg:y1="3.732cm" svg:x2="63.78cm" svg:y2="3.722cm">
          <text:p/>
        </draw:line>
        <draw:line draw:name="Line 5" draw:style-name="gr2" draw:text-style-name="P2" draw:layer="layout" svg:x1="15.116cm" svg:y1="8.418cm" svg:x2="63.575cm" svg:y2="8.113cm">
          <text:p/>
        </draw:line>
        <draw:custom-shape draw:name="CustomShape 7" draw:style-name="gr3" draw:text-style-name="P4" draw:layer="layout" svg:width="10.907cm" svg:height="1.577cm" svg:x="4cm" svg:y="6.595cm">
          <text:p text:style-name="P3"><text:span text:style-name="T1">Static nod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5" draw:layer="layout" svg:width="11.536cm" svg:height="1.576cm" svg:x="4cm" svg:y="2.596cm">
          <text:p text:style-name="P3"><text:span text:style-name="T2">Mobile nod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4" draw:layer="layout" svg:width="10.277cm" svg:height="1.578cm" svg:x="4cm" svg:y="10.866cm">
          <text:p text:style-name="P3"><text:span text:style-name="T1">Static nod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7" draw:layer="layout" svg:width="3.736cm" svg:height="1.719cm" svg:x="23.599cm" svg:y="2.047cm">
          <text:p text:style-name="P6"><text:span text:style-name="T3">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9" draw:layer="layout" svg:width="3.74cm" svg:height="1.717cm" svg:x="19.081cm" svg:y="6.671cm">
          <text:p text:style-name="P8"><text:span text:style-name="T3">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10" draw:layer="layout" svg:width="3.738cm" svg:height="1.717cm" svg:x="29.078cm" svg:y="2.003cm">
          <text:p text:style-name="P8"><text:span text:style-name="T4">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" draw:text-style-name="P10" draw:layer="layout" svg:width="3.737cm" svg:height="1.589cm" svg:x="34.342cm" svg:y="6.669cm">
          <text:p text:style-name="P8"><text:span text:style-name="T4">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0" draw:text-style-name="P9" draw:layer="layout" svg:width="6.014cm" svg:height="1.663cm" svg:x="39.825cm" svg:y="6.6cm">
          <text:p text:style-name="P8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1" draw:text-style-name="P9" draw:layer="layout" svg:width="6.015cm" svg:height="1.662cm" svg:x="44.055cm" svg:y="2.072cm">
          <text:p text:style-name="P8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10" draw:layer="layout" svg:width="3.737cm" svg:height="1.717cm" svg:x="51.965cm" svg:y="1.945cm">
          <text:p text:style-name="P8"><text:span text:style-name="T4">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0" draw:layer="layout" svg:width="3.738cm" svg:height="1.72cm" svg:x="57.36cm" svg:y="6.393cm">
          <text:p text:style-name="P8"><text:span text:style-name="T4">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" draw:text-style-name="P9" draw:layer="layout" svg:width="32.942cm" svg:height="1.855cm" svg:x="28.156cm" svg:y="10.745cm">
          <text:p text:style-name="P8"><text:span text:style-name="T3">NAV (R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5" draw:text-style-name="P10" draw:layer="layout" svg:width="17.588cm" svg:height="2.085cm" svg:x="43.51cm" svg:y="8.707cm">
          <text:p text:style-name="P8"><text:span text:style-name="T4">NAV (C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11" draw:layer="layout" svg:width="1.666cm" svg:height="2.153cm" svg:x="27.397cm" svg:y="1.708cm">
          <text:p text:style-name="P8"><text:span text:style-name="T5">S</text:span></text:p>
          <text:p text:style-name="P8"><text:span text:style-name="T5">I</text:span></text:p>
          <text:p text:style-name="P8"><text:span text:style-name="T5">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0" draw:style-name="gr17" draw:text-style-name="P11" draw:layer="layout" svg:width="3.762cm" svg:height="1.045cm" svg:x="15.319cm" svg:y="7.083cm">
          <text:p text:style-name="P8"><text:span text:style-name="T5">D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1" draw:style-name="gr18" draw:text-style-name="P11" draw:layer="layout" svg:width="1.663cm" svg:height="2.154cm" svg:x="38.226cm" svg:y="6.268cm">
          <text:p text:style-name="P8"><text:span text:style-name="T5">S</text:span></text:p>
          <text:p text:style-name="P8"><text:span text:style-name="T5">I</text:span></text:p>
          <text:p text:style-name="P8"><text:span text:style-name="T5">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2" draw:style-name="gr19" draw:text-style-name="P11" draw:layer="layout" svg:width="1.668cm" svg:height="2.152cm" svg:x="50.297cm" svg:y="1.507cm">
          <text:p text:style-name="P8"><text:span text:style-name="T5">S</text:span></text:p>
          <text:p text:style-name="P8"><text:span text:style-name="T5">I</text:span></text:p>
          <text:p text:style-name="P8"><text:span text:style-name="T5">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line draw:style-name="gr20" draw:text-style-name="P12" draw:layer="layout" svg:x1="23.598cm" svg:y1="3.723cm" svg:x2="19.082cm" svg:y2="6.672cm">
          <text:p/>
        </draw:line>
        <draw:line draw:style-name="gr20" draw:text-style-name="P12" draw:layer="layout" svg:x1="26.984cm" svg:y1="3.765cm" svg:x2="22.82cm" svg:y2="6.67cm">
          <text:p/>
        </draw:line>
        <draw:line draw:style-name="gr20" draw:text-style-name="P12" draw:layer="layout" svg:x1="22.82cm" svg:y1="8.318cm" svg:x2="28.156cm" svg:y2="10.748cm">
          <text:p/>
        </draw:line>
        <draw:line draw:style-name="gr21" draw:text-style-name="P12" draw:layer="layout" svg:x1="38.176cm" svg:y1="8.388cm" svg:x2="43.512cm" svg:y2="10.818cm">
          <text:p/>
        </draw:line>
        <draw:line draw:style-name="gr21" draw:text-style-name="P13" draw:layer="layout" svg:x1="51.963cm" svg:y1="3.733cm" svg:x2="57.069cm" svg:y2="6.598cm">
          <text:p/>
        </draw:line>
        <draw:line draw:style-name="gr21" draw:text-style-name="P13" draw:layer="layout" svg:x1="32.816cm" svg:y1="3.723cm" svg:x2="38.081cm" svg:y2="6.547cm">
          <text:p/>
        </draw:line>
        <draw:line draw:style-name="gr21" draw:text-style-name="P13" draw:layer="layout" svg:x1="29.062cm" svg:y1="3.733cm" svg:x2="34.34cm" svg:y2="6.67cm">
          <text:p/>
        </draw:line>
        <draw:line draw:style-name="gr20" draw:text-style-name="P12" draw:layer="layout" svg:x1="44.054cm" svg:y1="3.823cm" svg:x2="39.89cm" svg:y2="6.728cm">
          <text:p/>
        </draw:line>
        <draw:line draw:style-name="gr20" draw:text-style-name="P12" draw:layer="layout" svg:x1="50.077cm" svg:y1="3.723cm" svg:x2="45.913cm" svg:y2="6.628cm">
          <text:p/>
        </draw:line>
        <draw:line draw:style-name="gr21" draw:text-style-name="P13" draw:layer="layout" svg:x1="55.991cm" svg:y1="3.733cm" svg:x2="61.097cm" svg:y2="6.598cm">
          <text:p/>
        </draw:line>
        <draw:line draw:name="Line 5" draw:style-name="gr2" draw:text-style-name="P2" draw:layer="layout" svg:x1="15.564cm" svg:y1="12.597cm" svg:x2="64.2cm" svg:y2="12.597cm">
          <text:p/>
        </draw:line>
        <presentation:notes draw:style-name="dp2">
          <draw:frame draw:name="PlaceHolder 1" presentation:style-name="pr1" draw:text-style-name="P14" draw:layer="layout" svg:width="13.963cm" svg:height="11.423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默认">
        <office:forms form:automatic-focus="false" form:apply-design-mode="false"/>
        <draw:line draw:name="Line 4" draw:style-name="gr1" draw:text-style-name="P1" draw:layer="layout" svg:x1="16.711cm" svg:y1="3.792cm" svg:x2="64.4cm" svg:y2="3.779cm">
          <text:p/>
        </draw:line>
        <draw:line draw:name="Line 5" draw:style-name="gr2" draw:text-style-name="P2" draw:layer="layout" svg:x1="16.568cm" svg:y1="8.513cm" svg:x2="63.979cm" svg:y2="8.513cm">
          <text:p/>
        </draw:line>
        <draw:custom-shape draw:name="CustomShape 7" draw:style-name="gr22" draw:text-style-name="P16" draw:layer="layout" svg:width="11.589cm" svg:height="1.625cm" svg:x="5.4cm" svg:y="6.775cm">
          <text:p text:style-name="P15"><text:span text:style-name="T1">Static nod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17" draw:layer="layout" svg:width="11.379cm" svg:height="1.625cm" svg:x="5.4cm" svg:y="2.222cm">
          <text:p text:style-name="P15"><text:span text:style-name="T2">Mobile nod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4" draw:text-style-name="P16" draw:layer="layout" svg:width="12.221cm" svg:height="1.625cm" svg:x="5.313cm" svg:y="10.834cm">
          <text:p text:style-name="P15"><text:span text:style-name="T1">Static node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5" draw:text-style-name="P19" draw:layer="layout" svg:width="3.045cm" svg:height="1.77cm" svg:x="23.311cm" svg:y="2.054cm">
          <text:p text:style-name="P18"><text:span text:style-name="T3">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21" draw:layer="layout" svg:width="3.047cm" svg:height="1.769cm" svg:x="19.631cm" svg:y="6.744cm">
          <text:p text:style-name="P20"><text:span text:style-name="T3">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7" draw:text-style-name="P22" draw:layer="layout" svg:width="3.046cm" svg:height="1.769cm" svg:x="27.776cm" svg:y="2.01cm">
          <text:p text:style-name="P20"><text:span text:style-name="T4">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8" draw:text-style-name="P22" draw:layer="layout" svg:width="3.046cm" svg:height="1.636cm" svg:x="32.065cm" svg:y="6.818cm">
          <text:p text:style-name="P20"><text:span text:style-name="T4">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9" draw:text-style-name="P21" draw:layer="layout" svg:width="4.901cm" svg:height="1.71cm" svg:x="36.531cm" svg:y="6.77cm">
          <text:p text:style-name="P20"><text:span text:style-name="T3">DAT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0" draw:text-style-name="P21" draw:layer="layout" svg:width="4.901cm" svg:height="1.711cm" svg:x="39.978cm" svg:y="2.081cm">
          <text:p text:style-name="P20"><text:span text:style-name="T3">DAT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1" draw:text-style-name="P22" draw:layer="layout" svg:width="3.046cm" svg:height="1.77cm" svg:x="52.954cm" svg:y="2.053cm">
          <text:p text:style-name="P20"><text:span text:style-name="T4">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2" draw:text-style-name="P22" draw:layer="layout" svg:width="3.045cm" svg:height="1.769cm" svg:x="57.351cm" svg:y="6.744cm">
          <text:p text:style-name="P20"><text:span text:style-name="T4">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3" draw:text-style-name="P21" draw:layer="layout" svg:width="33.793cm" svg:height="1.907cm" svg:x="27.025cm" svg:y="11.02cm">
          <text:p text:style-name="P20"><text:span text:style-name="T3">NAV (R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4" draw:text-style-name="P22" draw:layer="layout" svg:width="21.282cm" svg:height="2.145cm" svg:x="39.536cm" svg:y="8.916cm">
          <text:p text:style-name="P20"><text:span text:style-name="T4">NAV (C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23" draw:layer="layout" svg:width="1.357cm" svg:height="2.217cm" svg:x="26.407cm" svg:y="1.704cm">
          <text:p text:style-name="P20"><text:span text:style-name="T5">S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0" draw:style-name="gr36" draw:text-style-name="P23" draw:layer="layout" svg:width="3.064cm" svg:height="1.077cm" svg:x="16.567cm" svg:y="7.243cm">
          <text:p text:style-name="P20"><text:span text:style-name="T5">D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1" draw:style-name="gr37" draw:text-style-name="P23" draw:layer="layout" svg:width="1.357cm" svg:height="2.218cm" svg:x="35.229cm" svg:y="6.405cm">
          <text:p text:style-name="P20"><text:span text:style-name="T5">S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CustomShape 32" draw:style-name="gr38" draw:text-style-name="P23" draw:layer="layout" svg:width="1.357cm" svg:height="2.216cm" svg:x="51.386cm" svg:y="1.424cm">
          <text:p text:style-name="P20"><text:span text:style-name="T5">S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line draw:style-name="gr39" draw:text-style-name="P12" draw:layer="layout" svg:x1="23.311cm" svg:y1="3.779cm" svg:x2="19.632cm" svg:y2="6.817cm">
          <text:p/>
        </draw:line>
        <draw:line draw:style-name="gr39" draw:text-style-name="P12" draw:layer="layout" svg:x1="26.071cm" svg:y1="3.824cm" svg:x2="22.678cm" svg:y2="6.817cm">
          <text:p/>
        </draw:line>
        <draw:line draw:style-name="gr39" draw:text-style-name="P12" draw:layer="layout" svg:x1="22.678cm" svg:y1="8.515cm" svg:x2="27.025cm" svg:y2="11.02cm">
          <text:p/>
        </draw:line>
        <draw:line draw:style-name="gr40" draw:text-style-name="P13" draw:layer="layout" svg:x1="35.189cm" svg:y1="8.588cm" svg:x2="39.536cm" svg:y2="11.093cm">
          <text:p/>
        </draw:line>
        <draw:line draw:style-name="gr40" draw:text-style-name="P13" draw:layer="layout" svg:x1="52.954cm" svg:y1="3.898cm" svg:x2="57.115cm" svg:y2="6.85cm">
          <text:p/>
        </draw:line>
        <draw:line draw:style-name="gr40" draw:text-style-name="P13" draw:layer="layout" svg:x1="30.822cm" svg:y1="3.779cm" svg:x2="35.111cm" svg:y2="6.689cm">
          <text:p/>
        </draw:line>
        <draw:line draw:style-name="gr40" draw:text-style-name="P13" draw:layer="layout" svg:x1="27.764cm" svg:y1="3.791cm" svg:x2="32.065cm" svg:y2="6.817cm">
          <text:p/>
        </draw:line>
        <draw:line draw:style-name="gr39" draw:text-style-name="P12" draw:layer="layout" svg:x1="39.979cm" svg:y1="3.884cm" svg:x2="36.586cm" svg:y2="6.877cm">
          <text:p/>
        </draw:line>
        <draw:line draw:style-name="gr39" draw:text-style-name="P12" draw:layer="layout" svg:x1="44.885cm" svg:y1="3.779cm" svg:x2="41.492cm" svg:y2="6.772cm">
          <text:p/>
        </draw:line>
        <draw:line draw:style-name="gr40" draw:text-style-name="P13" draw:layer="layout" svg:x1="56.236cm" svg:y1="3.898cm" svg:x2="60.397cm" svg:y2="6.85cm">
          <text:p/>
        </draw:line>
        <draw:line draw:name="Line 5" draw:style-name="gr2" draw:text-style-name="P2" draw:layer="layout" svg:x1="16.766cm" svg:y1="12.926cm" svg:x2="63.768cm" svg:y2="13cm">
          <text:p/>
        </draw:line>
        <draw:custom-shape draw:name="CustomShape 22" draw:style-name="gr41" draw:text-style-name="P21" draw:layer="layout" svg:width="4.902cm" svg:height="1.711cm" svg:x="42.907cm" svg:y="6.842cm">
          <text:p text:style-name="P20"><text:span text:style-name="T3">DAT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2" draw:text-style-name="P21" draw:layer="layout" svg:width="4.901cm" svg:height="1.709cm" svg:x="46.354cm" svg:y="2.046cm">
          <text:p text:style-name="P20"><text:span text:style-name="T3">DAT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12" draw:layer="layout" svg:x1="46.355cm" svg:y1="3.849cm" svg:x2="42.962cm" svg:y2="6.842cm">
          <text:p/>
        </draw:line>
        <draw:line draw:style-name="gr39" draw:text-style-name="P12" draw:layer="layout" svg:x1="51.261cm" svg:y1="3.743cm" svg:x2="47.868cm" svg:y2="6.736cm">
          <text:p/>
        </draw:line>
        <draw:custom-shape draw:name="CustomShape 31" draw:style-name="gr43" draw:text-style-name="P23" draw:layer="layout" svg:width="1.357cm" svg:height="2.218cm" svg:x="41.55cm" svg:y="6.405cm">
          <text:p text:style-name="P20"><text:span text:style-name="T5">SIFS</text:span></text:p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presentation:notes draw:style-name="dp2">
          <office:forms form:automatic-focus="false" form:apply-design-mode="false"/>
          <draw:page-thumbnail draw:style-name="gr44" draw:layer="layout" svg:width="19.798cm" svg:height="11.136cm" svg:x="0.6cm" svg:y="2.257cm" draw:page-number="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>
        <office:forms form:automatic-focus="false" form:apply-design-mode="false"/>
        <draw:g>
          <draw:line draw:style-name="gr45" draw:text-style-name="P25" draw:layer="layout" svg:x1="4cm" svg:y1="7.255cm" svg:x2="63.35cm" svg:y2="7.255cm">
            <text:p/>
          </draw:line>
          <draw:custom-shape draw:style-name="gr46" draw:text-style-name="P26" draw:layer="layout" svg:width="0.9cm" svg:height="3.953cm" svg:x="7.597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9.84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13.44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6" draw:layer="layout" svg:width="2.248cm" svg:height="3.953cm" svg:x="17.039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9.84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6" draw:layer="layout" svg:width="0.899cm" svg:height="3.953cm" svg:x="21.086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23.334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6" draw:layer="layout" svg:width="3.597cm" svg:height="3.953cm" svg:x="26.931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32.326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6" draw:layer="layout" svg:width="2.248cm" svg:height="3.953cm" svg:x="17.039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6" draw:layer="layout" svg:width="0.449cm" svg:height="3.953cm" svg:x="35.474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26" draw:layer="layout" svg:width="0.899cm" svg:height="3.953cm" svg:x="34.575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37.272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40.869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6" draw:layer="layout" svg:width="2.248cm" svg:height="3.953cm" svg:x="44.466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6" draw:layer="layout" svg:width="2.248cm" svg:height="3.953cm" svg:x="48.063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52.109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6" draw:layer="layout" svg:width="2.249cm" svg:height="3.953cm" svg:x="55.706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5" draw:text-style-name="P25" draw:layer="layout" svg:x1="7.597cm" svg:y1="7.255cm" svg:x2="7.597cm" svg:y2="9.89cm">
            <text:p/>
          </draw:line>
          <draw:line draw:style-name="gr45" draw:text-style-name="P25" draw:layer="layout" svg:x1="21.086cm" svg:y1="7.255cm" svg:x2="21.086cm" svg:y2="9.89cm">
            <text:p/>
          </draw:line>
          <draw:line draw:style-name="gr45" draw:text-style-name="P25" draw:layer="layout" svg:x1="34.574cm" svg:y1="7.255cm" svg:x2="34.574cm" svg:y2="9.89cm">
            <text:p/>
          </draw:line>
          <draw:line draw:style-name="gr45" draw:text-style-name="P25" draw:layer="layout" svg:x1="61.552cm" svg:y1="7.255cm" svg:x2="61.552cm" svg:y2="9.89cm">
            <text:p/>
          </draw:line>
          <draw:custom-shape draw:style-name="gr48" draw:text-style-name="P26" draw:layer="layout" svg:width="2.248cm" svg:height="3.953cm" svg:x="59.303cm" svg:y="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7" draw:layer="layout" svg:x1="7.597cm" svg:y1="9.101cm" svg:x2="21.086cm" svg:y2="9.101cm">
            <text:p/>
          </draw:line>
          <draw:line draw:style-name="gr52" draw:text-style-name="P27" draw:layer="layout" svg:x1="21.086cm" svg:y1="9.101cm" svg:x2="34.575cm" svg:y2="9.101cm">
            <text:p/>
          </draw:line>
          <draw:line draw:style-name="gr52" draw:text-style-name="P27" draw:layer="layout" svg:x1="34.574cm" svg:y1="9.101cm" svg:x2="61.551cm" svg:y2="9.101cm">
            <text:p/>
          </draw:line>
          <draw:custom-shape draw:style-name="gr53" draw:text-style-name="P26" draw:layer="layout" svg:width="0.898cm" svg:height="1.582cm" svg:x="10.746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28" draw:layer="layout" svg:width="15.286cm" svg:height="2.628cm" svg:x="12.544cm" svg:y="11.472cm">
            <draw:text-box>
              <text:p><text:span text:style-name="T6">Recei</text:span><text:span text:style-name="T6">ve a </text:span><text:span text:style-name="T6">BCT </text:span><text:span text:style-name="T6">frame</text:span></text:p>
            </draw:text-box>
          </draw:frame>
          <draw:custom-shape draw:style-name="gr55" draw:text-style-name="P26" draw:layer="layout" svg:width="0.899cm" svg:height="1.582cm" svg:x="27.83cm" svg:y="10.9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6" draw:text-style-name="P29" draw:layer="layout" svg:width="16.186cm" svg:height="2.628cm" svg:x="29.629cm" svg:y="11.472cm">
            <draw:text-box>
              <text:p><text:span text:style-name="T6">Proce</text:span><text:span text:style-name="T6">ed a </text:span><text:span text:style-name="T6">data </text:span><text:span text:style-name="T6">intera</text:span><text:span text:style-name="T6">ction</text:span></text:p>
            </draw:text-box>
          </draw:frame>
          <draw:line draw:style-name="gr57" draw:text-style-name="P25" draw:layer="layout" svg:x1="62.901cm" svg:y1="7.256cm" svg:x2="63.8cm" svg:y2="7.256cm">
            <text:p/>
          </draw:line>
          <draw:frame draw:style-name="gr58" draw:text-style-name="P27" draw:layer="layout" svg:width="4.498cm" svg:height="1.157cm" svg:x="12.094cm" svg:y="7.783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8" draw:text-style-name="P27" draw:layer="layout" svg:width="4.498cm" svg:height="1.157cm" svg:x="25.133cm" svg:y="7.783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8" draw:text-style-name="P27" draw:layer="layout" svg:width="5.468cm" svg:height="1.173cm" svg:x="43.114cm" svg:y="7.783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presentation:notes draw:style-name="dp2">
          <office:forms form:automatic-focus="false" form:apply-design-mode="false"/>
          <draw:page-thumbnail draw:style-name="gr44" draw:layer="layout" svg:width="19.798cm" svg:height="11.136cm" svg:x="0.6cm" svg:y="2.257cm" draw:page-number="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FontAwesome1" svg:font-family="FontAwesome"/>
    <style:font-face style:name="微软雅黑1" svg:font-family="微软雅黑"/>
    <style:font-face style:name="Arial1" svg:font-family="Arial" style:font-pitch="variable"/>
    <style:font-face style:name="DejaVu Sans1" svg:font-family="'DejaVu Sans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微软雅黑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2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2" draw:display-name="Dashed (var) 12" draw:style="rect" draw:dots2="1" draw:dots2-length="0.848cm" draw:distance="0.636cm"/>
    <draw:stroke-dash draw:name="Fine_20_Dashed" draw:display-name="Fine Dashed" draw:style="rect" draw:dots1="1" draw:dots1-length="197%" draw:distance="197%"/>
    <draw:stroke-dash draw:name="Line_20_Style_20_2" draw:display-name="Line Style 2" draw:style="rect" draw:dots1="1" draw:dots1-length="5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2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e6e4e8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1000003814697pt" fo:letter-spacing="normal" fo:language="zh" fo:country="CN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zh" style:country-asian="CN" style:font-style-asian="normal" style:font-weight-asian="normal" style:font-name-complex="DejaVu Sans2" style:font-family-complex="'DejaVu Sans'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15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90000009536743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11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09999990463257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07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09999990463257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7.09999990463257pt" fo:letter-spacing="normal" fo:language="zh" fo:country="CN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zh" style:country-asian="CN" style:font-style-asian="normal" style:font-weight-asian="normal" style:font-name-complex="DejaVu Sans2" style:font-family-complex="'DejaVu Sans'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background" style:family="presentation">
      <style:graphic-properties draw:stroke="none" draw:fill="solid" draw:fill-color="#e6e4e8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1.1000003814697pt" fo:letter-spacing="normal" fo:language="zh" fo:country="CN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zh" style:country-asian="CN" style:font-style-asian="normal" style:font-weight-asian="normal" style:font-name-complex="DejaVu Sans2" style:font-family-complex="'DejaVu Sans'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left="0cm" fo:margin-right="0cm" fo:margin-top="0.15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90000009536743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默认-outline3" style:family="presentation" style:parent-style-name="默认-outline2">
      <style:paragraph-properties fo:margin-left="0cm" fo:margin-right="0cm" fo:margin-top="0.11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09999990463257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默认-outline4" style:family="presentation" style:parent-style-name="默认-outline3">
      <style:paragraph-properties fo:margin-left="0cm" fo:margin-right="0cm" fo:margin-top="0.07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7.09999990463257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默认-outline5" style:family="presentation" style:parent-style-name="默认-outline4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36cm" fo:margin-bottom="0cm" fo:text-indent="0cm"/>
      <style:text-properties fo:font-size="7.90000009536743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2" style:font-family-asian="微软雅黑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7.09999990463257pt" fo:letter-spacing="normal" fo:language="zh" fo:country="CN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zh" style:country-asian="CN" style:font-style-asian="normal" style:font-weight-asian="normal" style:font-name-complex="DejaVu Sans2" style:font-family-complex="'DejaVu Sans'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cm" fo:page-height="1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4e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f5761" draw:textarea-vertical-align="top" draw:auto-grow-height="false" fo:min-height="0.438cm" fo:min-width="0.88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4f576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none" draw:textarea-vertical-align="middle" draw:auto-grow-height="false" draw:fit-to-size="false" fo:min-height="0.261cm" fo:min-width="1.849cm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.514cm" fo:min-width="43.64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576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13.5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.39999961853027pt" style:font-size-asian="13.5pt" fo:hyphenate="fals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size-asian="7.09999990463257pt" fo:hyphenate="false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7.09999990463257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5761" style:text-line-through-style="none" style:text-line-through-type="none" style:text-position="0% 100%" style:font-name="FontAwesome1" fo:font-size="26pt" fo:letter-spacing="normal" fo:font-style="normal" style:text-underline-style="none" fo:font-weight="normal" style:font-name-asian="FontAwesome1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MT3" style:family="text">
      <style:text-properties fo:font-variant="normal" fo:text-transform="none" fo:color="#4f5761" style:text-line-through-style="none" style:text-line-through-type="none" style:text-position="0% 100%" style:font-name="微软雅黑1" fo:font-size="40pt" fo:letter-spacing="normal" fo:font-style="normal" style:text-underline-style="none" fo:font-weight="normal" style:font-name-asian="微软雅黑1" style:font-size-asian="40pt" style:font-style-asian="normal" style:font-weight-asian="normal" style:font-name-complex="DejaVu Sans2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1.992cm" svg:x="1cm" svg:y="5.276cm"/>
      <draw:page-thumbnail draw:layer="backgroundobjects" svg:width="8.999cm" svg:height="1.992cm" svg:x="1cm" svg:y="13.852cm"/>
      <draw:page-thumbnail draw:layer="backgroundobjects" svg:width="8.999cm" svg:height="1.992cm" svg:x="1cm" svg:y="22.428cm"/>
      <draw:page-thumbnail draw:layer="backgroundobjects" svg:width="8.999cm" svg:height="1.992cm" svg:x="11cm" svg:y="5.276cm"/>
      <draw:page-thumbnail draw:layer="backgroundobjects" svg:width="8.999cm" svg:height="1.992cm" svg:x="11cm" svg:y="13.852cm"/>
      <draw:page-thumbnail draw:layer="backgroundobjects" svg:width="8.999cm" svg:height="1.992cm" svg:x="11cm" svg:y="22.428cm"/>
    </style:handout-master>
    <style:master-page style:name="Blank_20_Slide" style:display-name="Blank Slide" style:page-layout-name="PM1" draw:style-name="Mdp1">
      <office:forms form:automatic-focus="false" form:apply-design-mode="false"/>
      <draw:frame presentation:style-name="Blank_20_Slide-title" draw:layer="backgroundobjects" svg:width="60.955cm" svg:height="2.505cm" svg:x="3.383cm" svg:y="0.596cm" presentation:class="title" presentation:placeholder="true">
        <draw:text-box/>
      </draw:frame>
      <draw:frame presentation:style-name="Blank_20_Slide-outline1" draw:layer="backgroundobjects" svg:width="60.955cm" svg:height="8.699cm" svg:x="3.383cm" svg:y="3.50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1.381cm" svg:height="0.687cm" svg:x="66.051cm" svg:y="14.1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" draw:style-name="Mgr4" draw:text-style-name="MP6" draw:layer="backgroundobjects" svg:x1="0.004cm" svg:y1="2.145cm" svg:x2="67.72cm" svg:y2="2.146cm">
        <text:p/>
      </draw:line>
      <draw:custom-shape draw:name="CustomShape 3" draw:style-name="Mgr5" draw:text-style-name="MP8" draw:layer="backgroundobjects" svg:width="2.13cm" svg:height="0.542cm" svg:x="21.978cm" svg:y="14.21cm">
        <text:p text:style-name="MP7"><text:span text:style-name="MT2">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10" draw:layer="backgroundobjects" svg:width="44.139cm" svg:height="0.763cm" svg:x="31.323cm" svg:y="1.077cm">
        <text:p text:style-name="MP9"><text:span text:style-name="MT3">移动水声网络的媒体接入控制协议设计与实现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默认-title" draw:layer="backgroundobjects" svg:width="60.955cm" svg:height="2.505cm" svg:x="3.383cm" svg:y="0.596cm" presentation:class="title" presentation:placeholder="true">
        <draw:text-box/>
      </draw:frame>
      <draw:frame presentation:style-name="默认-outline1" draw:layer="backgroundobjects" svg:width="60.955cm" svg:height="8.699cm" svg:x="3.383cm" svg:y="3.50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dministrator</meta:initial-creator>
    <meta:editing-cycles>186</meta:editing-cycles>
    <dc:date>2018-06-21T02:03:52.817496775</dc:date>
    <dc:language>zh-CN</dc:language>
    <meta:editing-duration>P1DT5H21M18S</meta:editing-duration>
    <meta:generator>LibreOffice/5.1.6.2$Linux_X86_64 LibreOffice_project/10m0$Build-2</meta:generator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自定义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

<file path=Object 1/content.xml><?xml version="1.0" encoding="utf-8"?>
<math xmlns="http://www.w3.org/1998/Math/MathML" display="block">
  <semantics>
    <msub>
      <mi>T</mi>
      <mi mathvariant="italic">interval</mi>
    </msub>
    <annotation encoding="StarMath 5.0">T_interval</annotation>
  </semantics>
</math>
</file>

<file path=Object 2/content.xml><?xml version="1.0" encoding="utf-8"?>
<math xmlns="http://www.w3.org/1998/Math/MathML" display="block">
  <semantics>
    <msub>
      <mi>T</mi>
      <mi mathvariant="italic">interval</mi>
    </msub>
    <annotation encoding="StarMath 5.0">T_interval</annotation>
  </semantics>
</math>
</file>

<file path=Object 3/content.xml><?xml version="1.0" encoding="utf-8"?>
<math xmlns="http://www.w3.org/1998/Math/MathML" display="block">
  <semantics>
    <mrow>
      <mn>2</mn>
      <msub>
        <mi>T</mi>
        <mi mathvariant="italic">interval</mi>
      </msub>
    </mrow>
    <annotation encoding="StarMath 5.0">2T_interval</annotation>
  </semantics>
</math>
</file>